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Полужирный" style:font-pitch="variable"/>
    <style:font-face style:name="IPH Astra Serif" svg:font-family="'IPH Astra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officeooo:rsid="0009df30" officeooo:paragraph-rsid="0009df30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Text iin section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IPH Lib Serif" svg:font-family="'IPH Lib Serif'" style:font-adornments="Regular" style:font-pitch="variable"/>
    <style:font-face style:name="IPH Lib Serif1" svg:font-family="'IPH Lib Serif'" style:font-adornments="Полужирный" style:font-pitch="variable"/>
    <style:font-face style:name="IPH Astra Serif" svg:font-family="'IPH Astra Serif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IPH Lib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orphans="2" fo:widows="2" style:page-number="auto" style:writing-mode="page"/>
      <style:text-properties style:font-name="IPH Astra Serif" fo:font-family="'IPH Astra Serif'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text-align="center" style:justify-single-word="false" fo:keep-with-next="always" style:writing-mode="page"/>
      <style:text-properties style:font-name="IPH Astra Serif" fo:font-family="'IPH Astra Serif'" style:font-family-generic="roman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style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style:contextual-spacing="false" fo:text-align="center" style:justify-single-word="false" style:page-number="auto" style:writing-mode="page"/>
      <style:text-properties style:font-name="IPH Lib Serif1" fo:font-family="'IPH Lib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style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style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Автор">
      <style:paragraph-properties fo:margin-left="0mm" fo:margin-right="0mm" fo:text-align="start" style:justify-single-word="false" fo:text-indent="0mm" style:auto-text-indent="false"/>
      <style:text-properties officeooo:rsid="003b0f8e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1-05-10T19:22:39.385196357</meta:creation-date>
    <dc:title>Default</dc:title>
    <meta:editing-cycles>2</meta:editing-cycles>
    <meta:generator>LibreOffice/7.1.1.2$Linux_X86_64 LibreOffice_project/fe0b08f4af1bacafe4c7ecc87ce55bb426164676</meta:generator>
    <meta:editing-duration>PT26S</meta:editing-duration>
    <meta:initial-creator>Георгий Литвинов</meta:initial-creator>
    <dc:date>2021-05-10T19:23:04.183468441</dc:date>
    <dc:creator>Георгий Литвинов</dc:creator>
    <meta:document-statistic meta:table-count="0" meta:image-count="0" meta:object-count="0" meta:page-count="1" meta:paragraph-count="1" meta:word-count="3" meta:character-count="16" meta:non-whitespace-character-count="14"/>
    <meta:template xlink:type="simple" xlink:actuate="onRequest" xlink:title="Default" xlink:href="../.config/libreoffice/4/user/template/Default.ott" meta:date="2021-05-10T19:22:38.168129062"/>
  </office:meta>
</office:document-meta>
</file>